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A000002018EDA0EE21BCEB968.png" manifest:media-type="image/png"/>
  <manifest:file-entry manifest:full-path="Pictures/10000000000001C4000001788F6CF3F903D83F16.png" manifest:media-type="image/png"/>
  <manifest:file-entry manifest:full-path="Pictures/1000000000000226000001B2D7E209A99C758738.png" manifest:media-type="image/png"/>
  <manifest:file-entry manifest:full-path="Pictures/100002010000020E000001FC01310386AC205172.png" manifest:media-type="image/png"/>
  <manifest:file-entry manifest:full-path="Pictures/10000201000002A40000023F4880771B14029F51.png" manifest:media-type="image/png"/>
  <manifest:file-entry manifest:full-path="Pictures/1000020100000169000001D08DC36E33D5D11440.png" manifest:media-type="image/png"/>
  <manifest:file-entry manifest:full-path="Pictures/10000201000001DA000001F9B783A819FEA73519.png" manifest:media-type="image/png"/>
  <manifest:file-entry manifest:full-path="Pictures/100002010000019A000001A840D58CE5474BCD08.png" manifest:media-type="image/png"/>
  <manifest:file-entry manifest:full-path="Pictures/10000000000001CB0000017E433B4C1C1C6C4F60.png" manifest:media-type="image/png"/>
  <manifest:file-entry manifest:full-path="Pictures/1000020100000196000001A64A151A29827E9CB3.png" manifest:media-type="image/png"/>
  <manifest:file-entry manifest:full-path="Pictures/100002010000011B00000113B81E1F1CB26175C7.png" manifest:media-type="image/png"/>
  <manifest:file-entry manifest:full-path="Pictures/10000000000001DA000001DC7F6C109ADBD8CDCE.png" manifest:media-type="image/png"/>
  <manifest:file-entry manifest:full-path="Pictures/10000201000001D100000194FAAC9A22D7B21431.png" manifest:media-type="image/png"/>
  <manifest:file-entry manifest:full-path="Pictures/1000000000000129000000E8E715E6B5E95B51B5.png" manifest:media-type="image/png"/>
  <manifest:file-entry manifest:full-path="Pictures/1000000000000224000001B402A1E5E6A189B199.png" manifest:media-type="image/png"/>
  <manifest:file-entry manifest:full-path="Pictures/10000000000001E0000001E0A5BB56C14F9B7045.png" manifest:media-type="image/png"/>
  <manifest:file-entry manifest:full-path="Pictures/10000000000001D7000001DDBCF46229EC1B71F3.png" manifest:media-type="image/png"/>
  <manifest:file-entry manifest:full-path="Pictures/10000000000001AC0000018138F7C9F2DD10E978.png" manifest:media-type="image/png"/>
  <manifest:file-entry manifest:full-path="Pictures/10000000000001DA000001DBFFA6382A9F2A10FB.png" manifest:media-type="image/png"/>
  <manifest:file-entry manifest:full-path="Pictures/100000000000015600000146113AFE9CF7ACF044.png" manifest:media-type="image/png"/>
  <manifest:file-entry manifest:full-path="Pictures/10000201000002990000028CFFD84FB699B29424.png" manifest:media-type="image/png"/>
  <manifest:file-entry manifest:full-path="Pictures/100000000000012000000107492706D2013B4B22.png" manifest:media-type="image/png"/>
  <manifest:file-entry manifest:full-path="Pictures/10000000000001420000011BC92F65BDD6A79E94.png" manifest:media-type="image/png"/>
  <manifest:file-entry manifest:full-path="Pictures/10000000000001C90000017CC20DC1FCDC16E222.png" manifest:media-type="image/png"/>
  <manifest:file-entry manifest:full-path="Pictures/1000000000000201000001A173048788290F59F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adornments="Regular" style:font-family-generic="swiss"/>
    <style:font-face style:name="Arial2" svg:font-family="Arial" style:font-family-generic="roman" style:font-pitch="variable"/>
    <style:font-face style:name="Arial3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321cm, -0.305cm, 0cm)" draw:image-opacity="100%" style:mirror="non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5.211cm" fo:min-width="0.008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18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56cm, 3.701cm, -0.137cm, 2.702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56cm, 11.625cm, -0.137cm, 0.015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97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821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31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775cm, -0.102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5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042cm, -0.464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098cm" svg:height="6.888cm" svg:x="5.299cm" svg:y="22.8cm">
          <draw:image xlink:href="Pictures/10000201000002A40000023F4880771B14029F51.png" xlink:type="simple" xlink:show="embed" xlink:actuate="onLoad" loext:mime-type="image/png">
            <text:p/>
          </draw:image>
        </draw:frame>
        <draw:frame draw:style-name="gr2" draw:text-style-name="P2" draw:layer="layout" svg:width="1.3cm" svg:height="0.8cm" svg:x="13.297cm" svg:y="9.3cm">
          <draw:text-box>
            <text:p>C)</text:p>
          </draw:text-box>
        </draw:frame>
        <draw:g>
          <draw:g>
            <draw:g>
              <draw:frame draw:style-name="gr1" draw:text-style-name="P1" draw:layer="layout" svg:width="4.656cm" svg:height="5.985cm" svg:x="3.279cm" svg:y="10.085cm">
                <draw:image xlink:href="Pictures/1000020100000169000001D08DC36E33D5D11440.png" xlink:type="simple" xlink:show="embed" xlink:actuate="onLoad" loext:mime-type="image/png">
                  <text:p/>
                </draw:image>
              </draw:frame>
              <draw:frame draw:style-name="gr2" draw:text-style-name="P2" draw:layer="layout" svg:width="1.3cm" svg:height="0.8cm" svg:x="2.979cm" svg:y="9.47cm">
                <draw:text-box>
                  <text:p>A)</text:p>
                </draw:text-box>
              </draw:frame>
            </draw:g>
            <draw:g>
              <draw:g>
                <draw:frame draw:style-name="gr3" draw:text-style-name="P1" draw:layer="layout" svg:width="4.063cm" svg:height="6.222cm" svg:x="8.929cm" svg:y="9.968cm">
                  <draw:image xlink:href="Pictures/100002010000019A000001A840D58CE5474BCD08.png" xlink:type="simple" xlink:show="embed" xlink:actuate="onLoad" loext:mime-type="image/png">
                    <text:p/>
                  </draw:image>
                </draw:frame>
                <draw:custom-shape draw:style-name="gr4" draw:text-style-name="P3" draw:layer="layout" svg:width="0.508cm" svg:height="5.461cm" svg:x="12.612cm" svg:y="9.968cm">
                  <text:p/>
                  <draw:enhanced-geometry svg:viewBox="0 0 21600 21600" draw:type="rectangle" draw:enhanced-path="M 0 0 L 21600 0 21600 21600 0 21600 0 0 Z N"/>
                </draw:custom-shape>
              </draw:g>
              <draw:frame draw:style-name="gr2" draw:text-style-name="P2" draw:layer="layout" svg:width="1.3cm" svg:height="0.8cm" svg:x="8.079cm" svg:y="9.37cm">
                <draw:text-box>
                  <text:p>B)</text:p>
                </draw:text-box>
              </draw:frame>
            </draw:g>
            <draw:g>
              <draw:frame draw:style-name="gr1" draw:text-style-name="P1" draw:layer="layout" svg:width="5.715cm" svg:height="5.94cm" svg:x="13.582cm" svg:y="10.097cm">
                <draw:image xlink:href="Pictures/1000020100000196000001A64A151A29827E9CB3.png" xlink:type="simple" xlink:show="embed" xlink:actuate="onLoad" loext:mime-type="image/png">
                  <text:p/>
                </draw:image>
              </draw:frame>
              <draw:frame draw:style-name="gr2" draw:text-style-name="P2" draw:layer="layout" svg:width="1.3cm" svg:height="0.8cm" svg:x="13.279cm" svg:y="9.37cm">
                <draw:text-box>
                  <text:p>C)</text:p>
                </draw:text-box>
              </draw:frame>
            </draw:g>
          </draw:g>
          <draw:g>
            <draw:frame draw:style-name="gr5" draw:text-style-name="P1" draw:layer="layout" svg:width="5.138cm" svg:height="4.637cm" svg:x="8.399cm" svg:y="17.493cm">
              <draw:image xlink:href="Pictures/100002010000011B00000113B81E1F1CB26175C7.png" xlink:type="simple" xlink:show="embed" xlink:actuate="onLoad" loext:mime-type="image/png">
                <text:p/>
              </draw:image>
            </draw:frame>
            <draw:g>
              <draw:frame draw:style-name="gr6" draw:text-style-name="P1" draw:layer="layout" svg:width="4.081cm" svg:height="6.23cm" svg:x="14.27cm" svg:y="16.87cm">
                <draw:image xlink:href="Pictures/10000201000001D100000194FAAC9A22D7B21431.png" xlink:type="simple" xlink:show="embed" xlink:actuate="onLoad" loext:mime-type="image/png">
                  <text:p/>
                </draw:image>
              </draw:frame>
              <draw:frame draw:style-name="gr7" draw:text-style-name="P1" draw:layer="layout" svg:width="0.458cm" svg:height="6.23cm" svg:x="13.779cm" svg:y="16.87cm">
                <draw:image xlink:href="Pictures/10000201000001D100000194FAAC9A22D7B21431.png" xlink:type="simple" xlink:show="embed" xlink:actuate="onLoad" loext:mime-type="image/png">
                  <text:p/>
                </draw:image>
              </draw:frame>
            </draw:g>
            <draw:frame draw:style-name="gr1" draw:text-style-name="P1" draw:layer="layout" svg:width="5.365cm" svg:height="4.191cm" svg:x="2.314cm" svg:y="17.67cm">
              <draw:image xlink:href="Pictures/1000000000000129000000E8E715E6B5E95B51B5.png" xlink:type="simple" xlink:show="embed" xlink:actuate="onLoad" loext:mime-type="image/png">
                <text:p/>
              </draw:image>
            </draw:frame>
            <draw:frame draw:style-name="gr2" draw:text-style-name="P2" draw:layer="layout" svg:width="1.3cm" svg:height="0.8cm" svg:x="3.179cm" svg:y="16.37cm">
              <draw:text-box>
                <text:p>D)</text:p>
              </draw:text-box>
            </draw:frame>
            <draw:frame draw:style-name="gr2" draw:text-style-name="P2" draw:layer="layout" svg:width="1.3cm" svg:height="0.8cm" svg:x="8.179cm" svg:y="16.37cm">
              <draw:text-box>
                <text:p>E)</text:p>
              </draw:text-box>
            </draw:frame>
            <draw:frame draw:style-name="gr2" draw:text-style-name="P2" draw:layer="layout" svg:width="1.3cm" svg:height="0.8cm" svg:x="13.279cm" svg:y="16.27cm">
              <draw:text-box>
                <text:p>F)</text:p>
              </draw:text-box>
            </draw:frame>
          </draw:g>
        </draw:g>
        <draw:g>
          <draw:frame draw:style-name="gr1" draw:text-style-name="P1" draw:layer="layout" svg:width="5.45cm" svg:height="5.45cm" svg:x="4.497cm" svg:y="2.3cm">
            <draw:image xlink:href="Pictures/10000000000001E0000001E0A5BB56C14F9B7045.png" xlink:type="simple" xlink:show="embed" xlink:actuate="onLoad" loext:mime-type="image/png">
              <text:p/>
            </draw:image>
          </draw:frame>
          <draw:frame draw:style-name="gr1" draw:text-style-name="P1" draw:layer="layout" svg:width="5.999cm" svg:height="5.718cm" svg:x="10.897cm" svg:y="2.2cm">
            <draw:image xlink:href="Pictures/100000000000015600000146113AFE9CF7ACF044.png" xlink:type="simple" xlink:show="embed" xlink:actuate="onLoad" loext:mime-type="image/png">
              <text:p/>
            </draw:image>
          </draw:frame>
        </draw:g>
      </draw:page>
      <draw:page draw:name="page2" draw:style-name="dp1" draw:master-page-name="Default">
        <draw:frame draw:style-name="gr1" draw:text-style-name="P1" draw:layer="layout" svg:width="5.954cm" svg:height="5.837cm" svg:x="2.843cm" svg:y="1.863cm">
          <draw:image xlink:href="Pictures/10000201000002990000028CFFD84FB699B29424.png" xlink:type="simple" xlink:show="embed" xlink:actuate="onLoad" loext:mime-type="image/png">
            <text:p/>
          </draw:image>
        </draw:frame>
        <draw:frame draw:style-name="gr1" draw:text-style-name="P1" draw:layer="layout" svg:width="6.086cm" svg:height="5.558cm" svg:x="9.278cm" svg:y="1.942cm">
          <draw:image xlink:href="Pictures/100000000000012000000107492706D2013B4B22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7.209cm" svg:height="6.485cm" svg:x="2.988cm" svg:y="12.6cm">
            <draw:image xlink:href="Pictures/10000000000001AC0000018138F7C9F2DD10E978.png" xlink:type="simple" xlink:show="embed" xlink:actuate="onLoad" loext:mime-type="image/png">
              <text:p/>
            </draw:image>
          </draw:frame>
          <draw:frame draw:style-name="gr1" draw:text-style-name="P1" draw:layer="layout" svg:width="7.79cm" svg:height="6.332cm" svg:x="10.307cm" svg:y="12.668cm">
            <draw:image xlink:href="Pictures/1000000000000201000001A173048788290F59F8.png" xlink:type="simple" xlink:show="embed" xlink:actuate="onLoad" loext:mime-type="image/png">
              <text:p/>
            </draw:image>
          </draw:frame>
          <draw:frame draw:style-name="gr8" draw:text-style-name="P2" draw:layer="layout" svg:width="1.1cm" svg:height="0.7cm" svg:x="2.897cm" svg:y="12cm">
            <draw:text-box>
              <text:p>A)</text:p>
            </draw:text-box>
          </draw:frame>
          <draw:frame draw:style-name="gr9" draw:text-style-name="P2" draw:layer="layout" svg:width="1.2cm" svg:height="0.607cm" svg:x="10.297cm" svg:y="12.1cm">
            <draw:text-box>
              <text:p>B)</text:p>
            </draw:text-box>
          </draw:frame>
        </draw:g>
        <draw:g>
          <draw:frame draw:style-name="gr8" draw:text-style-name="P2" draw:layer="layout" svg:width="1.2cm" svg:height="0.7cm" svg:x="3.097cm" svg:y="19.3cm">
            <draw:text-box>
              <text:p>A)</text:p>
            </draw:text-box>
          </draw:frame>
          <draw:frame draw:style-name="gr9" draw:text-style-name="P2" draw:layer="layout" svg:width="1cm" svg:height="0.607cm" svg:x="10.297cm" svg:y="19.3cm">
            <draw:text-box>
              <text:p>B)</text:p>
            </draw:text-box>
          </draw:frame>
          <draw:frame draw:style-name="gr10" draw:text-style-name="P1" draw:layer="layout" svg:width="7.499cm" svg:height="6.4cm" svg:x="3.197cm" svg:y="20.2cm">
            <draw:image xlink:href="Pictures/1000000000000226000001B2D7E209A99C758738.png" xlink:type="simple" xlink:show="embed" xlink:actuate="onLoad" loext:mime-type="image/png">
              <text:p/>
            </draw:image>
          </draw:frame>
          <draw:frame draw:style-name="gr1" draw:text-style-name="P1" draw:layer="layout" svg:width="7.722cm" svg:height="6.144cm" svg:x="10.897cm" svg:y="20.056cm">
            <draw:image xlink:href="Pictures/1000000000000224000001B402A1E5E6A189B199.png" xlink:type="simple" xlink:show="embed" xlink:actuate="onLoad" loext:mime-type="image/png">
              <text:p/>
            </draw:image>
          </draw:frame>
        </draw:g>
      </draw:page>
      <draw:page draw:name="page3" draw:style-name="dp1" draw:master-page-name="Default">
        <draw:g>
          <draw:g>
            <draw:frame draw:style-name="gr11" draw:text-style-name="P1" draw:layer="layout" svg:width="5.578cm" svg:height="6.775cm" svg:x="3.697cm" svg:y="1.125cm">
              <draw:image xlink:href="Pictures/10000000000001CB0000017E433B4C1C1C6C4F60.png" xlink:type="simple" xlink:show="embed" xlink:actuate="onLoad" loext:mime-type="image/png">
                <text:p/>
              </draw:image>
            </draw:frame>
            <draw:frame draw:style-name="gr12" draw:text-style-name="P1" draw:layer="layout" svg:width="7.583cm" svg:height="6.445cm" svg:x="9.697cm" svg:y="1.3cm">
              <draw:image xlink:href="Pictures/10000201000001D100000194FAAC9A22D7B21431.png" xlink:type="simple" xlink:show="embed" xlink:actuate="onLoad" loext:mime-type="image/png">
                <text:p/>
              </draw:image>
            </draw:frame>
            <draw:frame draw:style-name="gr8" draw:text-style-name="P2" draw:layer="layout" svg:width="1.1cm" svg:height="0.7cm" svg:x="3.197cm" svg:y="1cm">
              <draw:text-box>
                <text:p>A)</text:p>
              </draw:text-box>
            </draw:frame>
          </draw:g>
          <draw:g>
            <draw:frame draw:style-name="gr1" draw:text-style-name="P1" draw:layer="layout" svg:width="6.101cm" svg:height="6.5cm" svg:x="3.797cm" svg:y="8.1cm">
              <draw:image xlink:href="Pictures/10000201000001DA000001F9B783A819FEA73519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6.301cm" svg:height="6.086cm" svg:x="10.296cm" svg:y="8.268cm">
              <draw:image xlink:href="Pictures/100002010000020E000001FC01310386AC205172.png" xlink:type="simple" xlink:show="embed" xlink:actuate="onLoad" loext:mime-type="image/png">
                <text:p/>
              </draw:image>
            </draw:frame>
            <draw:frame draw:style-name="gr9" draw:text-style-name="P2" draw:layer="layout" svg:width="1.1cm" svg:height="0.607cm" svg:x="3.497cm" svg:y="7.8cm">
              <draw:text-box>
                <text:p>B)</text:p>
              </draw:text-box>
            </draw:frame>
          </draw:g>
          <draw:g>
            <draw:frame draw:style-name="gr13" draw:text-style-name="P1" draw:layer="layout" svg:width="5.751cm" svg:height="7.025cm" svg:x="3.897cm" svg:y="14.9cm">
              <draw:image xlink:href="Pictures/10000000000001C90000017CC20DC1FCDC16E222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8.164cm" svg:height="6.791cm" svg:x="9.633cm" svg:y="15.009cm">
              <draw:image xlink:href="Pictures/10000000000001C4000001788F6CF3F903D83F16.png" xlink:type="simple" xlink:show="embed" xlink:actuate="onLoad" loext:mime-type="image/png">
                <text:p/>
              </draw:image>
            </draw:frame>
            <draw:frame draw:style-name="gr8" draw:text-style-name="P2" draw:layer="layout" svg:width="1.2cm" svg:height="0.7cm" svg:x="3.597cm" svg:y="14.7cm">
              <draw:text-box>
                <text:p>C)</text:p>
              </draw:text-box>
            </draw:frame>
          </draw:g>
        </draw:g>
        <draw:frame draw:style-name="gr14" draw:text-style-name="P4" draw:layer="layout" svg:width="0.502cm" svg:height="1.187cm" svg:x="2.397cm" svg:y="7.7cm">
          <draw:text-box>
            <text:p/>
          </draw:text-box>
        </draw:frame>
      </draw:page>
      <draw:page draw:name="page4" draw:style-name="dp1" draw:master-page-name="Default">
        <draw:g>
          <draw:g>
            <draw:frame draw:style-name="gr15" draw:text-style-name="P2" draw:layer="layout" svg:width="1cm" svg:height="0.9cm" svg:x="9.597cm" svg:y="1.1cm">
              <draw:text-box>
                <text:p>B)</text:p>
              </draw:text-box>
            </draw:frame>
            <draw:g>
              <draw:frame draw:style-name="gr1" draw:text-style-name="P1" draw:layer="layout" svg:width="8.397cm" svg:height="8.504cm" svg:x="10.197cm" svg:y="1.324cm">
                <draw:image xlink:href="Pictures/10000000000001D7000001DDBCF46229EC1B71F3.png" xlink:type="simple" xlink:show="embed" xlink:actuate="onLoad" loext:mime-type="image/png">
                  <text:p/>
                </draw:image>
              </draw:frame>
              <draw:frame draw:style-name="gr16" draw:text-style-name="P1" draw:layer="layout" svg:width="5.465cm" svg:height="8.399cm" svg:x="3.832cm" svg:y="10.529cm">
                <draw:image xlink:href="Pictures/10000000000001DA000001DC7F6C109ADBD8CDCE.png" xlink:type="simple" xlink:show="embed" xlink:actuate="onLoad" loext:mime-type="image/png">
                  <text:p/>
                </draw:image>
              </draw:frame>
              <draw:frame draw:style-name="gr1" draw:text-style-name="P1" draw:layer="layout" svg:width="8.273cm" svg:height="8.291cm" svg:x="10.224cm" svg:y="10.428cm">
                <draw:image xlink:href="Pictures/10000000000001DA000001DBFFA6382A9F2A10FB.png" xlink:type="simple" xlink:show="embed" xlink:actuate="onLoad" loext:mime-type="image/png">
                  <text:p/>
                </draw:image>
              </draw:frame>
              <draw:frame draw:style-name="gr8" draw:text-style-name="P2" draw:layer="layout" svg:width="1.1cm" svg:height="0.7cm" svg:x="2.697cm" svg:y="1.228cm">
                <draw:text-box>
                  <text:p>A)</text:p>
                </draw:text-box>
              </draw:frame>
              <draw:frame draw:style-name="gr9" draw:text-style-name="P2" draw:layer="layout" svg:width="1.2cm" svg:height="0.607cm" svg:x="3.297cm" svg:y="10.021cm">
                <draw:text-box>
                  <text:p>C)</text:p>
                </draw:text-box>
              </draw:frame>
              <draw:frame draw:style-name="gr1" draw:text-style-name="P1" draw:layer="layout" svg:width="6.926cm" svg:height="6.087cm" svg:x="2.997cm" svg:y="2.241cm">
                <draw:image xlink:href="Pictures/10000000000001420000011BC92F65BDD6A79E94.png" xlink:type="simple" xlink:show="embed" xlink:actuate="onLoad" loext:mime-type="image/png">
                  <text:p/>
                </draw:image>
              </draw:frame>
              <draw:frame draw:style-name="gr9" draw:text-style-name="P2" draw:layer="layout" svg:width="1.1cm" svg:height="0.607cm" svg:x="9.997cm" svg:y="10.028cm">
                <draw:text-box>
                  <text:p>D)</text:p>
                </draw:text-box>
              </draw:frame>
            </draw:g>
          </draw:g>
        </draw:g>
      </draw:page>
      <draw:page draw:name="page5" draw:style-name="dp1" draw:master-page-name="Default">
        <draw:frame draw:style-name="gr1" draw:text-style-name="P1" draw:layer="layout" svg:width="15.011cm" svg:height="11.562cm" svg:x="3.586cm" svg:y="1cm">
          <draw:image xlink:href="Pictures/100000000000029A000002018EDA0EE21BCEB968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adornments="Regular" style:font-family-generic="swiss"/>
    <style:font-face style:name="Arial2" svg:font-family="Arial" style:font-family-generic="roman" style:font-pitch="variable"/>
    <style:font-face style:name="Arial3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style-name="Regular" style:font-family-generic="swiss" fo:font-size="9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2.997cm" fo:margin-right="2.997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7T09:57:38.878667192</meta:creation-date>
    <dc:date>2021-06-30T10:17:58.799739048</dc:date>
    <meta:editing-duration>PT11H22M30S</meta:editing-duration>
    <meta:editing-cycles>14</meta:editing-cycles>
    <meta:generator>LibreOffice/6.4.7.2$Linux_X86_64 LibreOffice_project/40$Build-2</meta:generator>
    <meta:document-statistic meta:object-count="65"/>
  </office:meta>
</office:document-meta>
</file>